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7c5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ahier des charges - Mon Portfolio</text:p>
      <text:p text:style-name="Standard"/>
      <text:p text:style-name="Standard">## 1. Sections du site</text:p>
      <text:p text:style-name="Standard"/>
      <text:p text:style-name="Standard">Le site comporte plusieurs sections principales qui sont les suivantes :</text:p>
      <text:p text:style-name="Standard"/>
      <text:p text:style-name="Standard">- **Accueil** : Cette section présente une photo de profil, une courte biographie, mes compétences et mes aspirations professionnelles. Elle contient aussi des liens vers mes réseaux sociaux professionnels.</text:p>
      <text:p text:style-name="Standard">- **Projets** : Dans cette section, mes projets réalisés sont affichés. Chaque projet est accompagné d'une capture d'écran et d'une brève description. Certains projets incluent des démonstrations vidéo accessibles en cliquant sur les images.</text:p>
      <text:p text:style-name="Standard">- **Contact** : Un formulaire de contact permettant aux utilisateurs de m'envoyer un message via **Formspree**.</text:p>
      <text:p text:style-name="Standard"/>
      <text:p text:style-name="Standard">## 2. Technologie du projet</text:p>
      <text:p text:style-name="Standard"/>
      <text:p text:style-name="Standard">Le projet est développé en utilisant les technologies suivantes :</text:p>
      <text:p text:style-name="Standard"/>
      <text:p text:style-name="Standard">- **HTML5** : Structure du site web.</text:p>
      <text:p text:style-name="Standard">- **CSS3** (via **Tailwind CSS**) : Mise en page et design réactif.</text:p>
      <text:p text:style-name="Standard">- **JavaScript** : Gère les interactions sur la page, telles que l'ouverture des vidéos et l'envoi des messages via le formulaire.</text:p>
      <text:p text:style-name="Standard">- **Formspree.io** : Utilisé pour l'envoi des messages du formulaire de contact.</text:p>
      <text:p text:style-name="Standard"/>
      <text:p text:style-name="Standard">## 3. Choix des technologies</text:p>
      <text:p text:style-name="Standard"/>
      <text:p text:style-name="Standard">- **Tailwind CSS** a été choisi pour sa rapidité d'intégration, sa flexibilité et sa simplicité d'utilisation.</text:p>
      <text:p text:style-name="Standard">- **Formspree.io** a été choisi pour gérer l'envoi de messages via le formulaire sans avoir besoin d'un backend complexe.</text:p>
      <text:p text:style-name="Standard">- **JavaScript** a été utilisé pour gérer les interactions utilisateur et améliorer l'expérience du site.</text:p>
      <text:p text:style-name="Standard"/>
      <text:p text:style-name="Standard"/>
      <text:p text:style-name="Standard"/>
      <text:p text:style-name="Standard">## 5. Charte graphique</text:p>
      <text:p text:style-name="Standard"/>
      <text:p text:style-name="Standard">- **Couleurs** :</text:p>
      <text:p text:style-name="Standard"><text:s text:c="2"/>- Arrière-plan : <text:span text:style-name="T1">Bleu</text:span> très foncé (#1f2937).</text:p>
      <text:p text:style-name="Standard"><text:s text:c="2"/>- Texte principal : Blanc.</text:p>
      <text:p text:style-name="Standard"><text:s text:c="2"/>- Liens et boutons : Bleu clair pour les liens, bleu foncé pour les hover.</text:p>
      <text:p text:style-name="Standard">- **Police** : Utilisation de la police sans-serif par défaut de Tailwind CSS.</text:p>
      <text:p text:style-name="Standard"/>
      <text:p text:style-name="Standard">## 6. Maquette</text:p>
      <text:p text:style-name="Standard"/>
      <text:p text:style-name="Standard">Le design du site suit une maquette réalisée pour assurer une présentation claire et professionnelle. </text:p>
      <text:p text:style-name="Standard"/>
      <text:p text:style-name="Standard">## 7. Déploiement et Hébergement</text:p>
      <text:p text:style-name="Standard"/>
      <text:p text:style-name="Standard">Le projet est hébergé sur **GitHub Pages**, permettant un déploiement rapide et gratuit du site. </text:p>
      <text:p text:style-name="Standard"/>
      <text:p text:style-name="Standard">## 8. Documentation Utilisateur</text:p>
      <text:p text:style-name="Standard"><text:soft-page-break/></text:p>
      <text:p text:style-name="Standard">- **Navigation** : Utilise la barre de navigation en haut pour accéder facilement aux sections du site : Accueil, Projets, Contact.</text:p>
      <text:p text:style-name="Standard">- **Formulaire de Contact** : Remplissez le formulaire de contact avec votre nom, adresse e-mail et message, puis cliquez sur "Envoyer". Vous recevrez une confirmation que le message a été envoyé via **Formspree**.</text:p>
      <text:p text:style-name="Standard">- **Projets** : Consultez mes projets réalisés. En cliquant sur une image, vous pouvez voir une démonstration vidéo du projet.</text:p>
      <text:p text:style-name="Standard"/>
      <text:p text:style-name="Standard">---</text:p>
      <text:p text:style-name="Standard"/>
      <text:p text:style-name="Standard">**Conclusion** : Ce portfolio présente mes compétences en développement web à travers des projets concrets. Il est conçu pour fournir une navigation fluide, une expérience utilisateur agréable et une présentation claire de mes compéte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23:44:33.383325731</meta:creation-date>
    <dc:date>2025-03-30T23:48:34.091889889</dc:date>
    <meta:editing-duration>PT4M1S</meta:editing-duration>
    <meta:editing-cycles>1</meta:editing-cycles>
    <meta:document-statistic meta:table-count="0" meta:image-count="0" meta:object-count="0" meta:page-count="2" meta:paragraph-count="32" meta:word-count="422" meta:character-count="2711" meta:non-whitespace-character-count="2313"/>
    <meta:generator>LibreOffice/7.3.7.2$Linux_X86_64 LibreOffice_project/30$Build-2</meta:generator>
  </office:meta>
</office:document-meta>
</file>